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Heading_20_1">
      <style:text-properties fo:language="pt" fo:country="PT"/>
    </style:style>
    <style:style style:name="P12" style:family="paragraph" style:parent-style-name="Heading_20_2">
      <style:text-properties fo:language="pt" fo:country="PT"/>
    </style:style>
    <style:style style:name="T1" style:family="text">
      <style:text-properties fo:language="pt" fo:country="PT"/>
    </style:style>
    <style:style style:name="T2" style:family="text">
      <style:text-properties fo:language="pt" fo:country="PT" style:font-size-asian="10.5pt"/>
    </style:style>
    <style:style style:name="T3" style:family="text">
      <style:text-properties style:font-size-asian="10.5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Gramática</text:h>
      <text:p text:style-name="P1"/>
      <text:p text:style-name="P1">Neste <text:span text:style-name="T3">capítulo, iremos mostrar a gramática criada para definir uma linguagem para descrição de Mapa de Conceitos. Para isso, enunciaremos o que é pretendido da linguagem e estabeleceremos um mapeamento entre as necessidades da linguagem e as produções criadas.</text:span></text:p>
      <text:p text:style-name="P1"><text:span text:style-name="T3">De seguida, falaremos da abordagem utilizada (AST e Tree Grammar) para realizar as validações requeridas, assim como o armazenamento da informação contida no ficheiro de input para posterior geração de instruções de povoamento da base de dados.</text:span></text:p>
      <text:p text:style-name="P1"><text:span text:style-name="T3"/></text:p>
      <text:h text:style-name="P12" text:outline-level="2"><text:span text:style-name="T3">Gramática base</text:span></text:h>
      <text:p text:style-name="P1"><text:span text:style-name="T3">A linguagem de Mapa de Conceitos, tal como o nome indica, pretende representar relacionamentos entre conceitos. Estes relacionamentos são taxonómicos, ou seja, um relacionamento do tipo “é um”, em que um conceito faz parte de um outro conceito, sendo que o último representa um grupo de conceitos que podem partilhar diversas características em comum, como por exemplo, o “Emigrante” “é um“ “Pessoa”. Desta forma, estamos a agrupar o conceito “Emigrante” num conceito mais abrangente, “Pessoa”, ou seja, todo o emigrante também é pessoa.</text:span></text:p>
      <text:p text:style-name="P1"><text:span text:style-name="T3">Falamos então de dois elementos base da nossa gramática. </text:span></text:p>
      <text:list xml:id="list1439433545" text:style-name="L1">
        <text:list-item>
          <text:p text:style-name="P2"><text:span text:style-name="T2">Conceitos:</text:span></text:p>
        </text:list-item>
      </text:list>
      <text:p text:style-name="P1"><text:span text:style-name="T3"><text:tab/>conceitos</text:span></text:p>
      <text:p text:style-name="P1"><text:span text:style-name="T3"><text:tab/><text:tab/>:<text:tab/>conceito (';' conceito)*</text:span></text:p>
      <text:p text:style-name="P1"><text:span text:style-name="T3"><text:tab/><text:tab/>;</text:span></text:p>
      <text:p text:style-name="P1"><text:span text:style-name="T3"><text:tab/>É possível definir mais que um conceito, utilizando um ';' para separar cada definição.</text:span></text:p>
      <text:p text:style-name="P1"><text:span text:style-name="T3"/></text:p>
      <text:p text:style-name="P1"><text:span text:style-name="T3"><text:tab/>conceito</text:span></text:p>
      <text:p text:style-name="P1"><text:span text:style-name="T3"><text:tab/><text:tab/>:<text:tab/>CONCEITO '(' STRING ')'</text:span></text:p>
      <text:p text:style-name="P1"><text:span text:style-name="T3"><text:tab/><text:tab/>;</text:span></text:p>
      <text:p text:style-name="P1"><text:span text:style-name="T3"><text:tab/>Um conceito é definido utilizando a palavra reservada 'conceito' seguida do conceito entre parênteses.</text:span></text:p>
      <text:p text:style-name="P1"><text:span text:style-name="T3"/></text:p>
      <text:list xml:id="list833848105" text:style-name="L2">
        <text:list-item>
          <text:p text:style-name="P3"><text:span text:style-name="T2">Relacionamento entre dois conceitos:</text:span></text:p>
        </text:list-item>
      </text:list>
      <text:p text:style-name="P1"><text:span text:style-name="T3"><text:tab/>mapasConceitos<text:tab/></text:span></text:p>
      <text:p text:style-name="P1"><text:span text:style-name="T3"><text:tab/><text:tab/>:<text:tab/>mapaConceitos (';' mapaConceitos )*</text:span></text:p>
      <text:p text:style-name="P1"><text:span text:style-name="T3"><text:tab/><text:tab/>;</text:span></text:p>
      <text:p text:style-name="P1"><text:span text:style-name="T3"><text:tab/>É possível definir mais que um relacionamento, utilizando um ';' para separar cada definição.</text:span></text:p>
      <text:p text:style-name="P1"><text:span text:style-name="T3"/></text:p>
      <text:p text:style-name="P1"><text:soft-page-break/><text:span text:style-name="T3"><text:tab/>mapaConceitos<text:tab/></text:span></text:p>
      <text:p text:style-name="P1"><text:span text:style-name="T3"><text:tab/><text:tab/>:<text:tab/>MAPACONCEITOS '('ID ',' <text:s/>STRING ',' STRING ')'</text:span></text:p>
      <text:p text:style-name="P1"><text:span text:style-name="T3"><text:tab/><text:tab/>;</text:span></text:p>
      <text:p text:style-name="P1"><text:span text:style-name="T3"><text:tab/>Um relacionamento é definido utilizando a palavra reservada 'mapaConceitos' seguida de um <text:tab/>identificador do relacionamento e dois conceitos entre parênteses.</text:span></text:p>
      <text:p text:style-name="P1"><text:span text:style-name="T3"/></text:p>
      <text:p text:style-name="P1"><text:span text:style-name="T3"/></text:p>
      <text:p text:style-name="P1"><text:span text:style-name="T3">Este tipo de relacionamento só por si limita a informação que pretendemos armazenar no Mapa de Conceitos, por isso, surge a necessidade de se poder definir propriedades sobre os conceitos, melhorando assim a semântica associada a um conceito. Estas propriedades serão dividas em dois tipos: propriedades de dados e propriedades de conceitos. </text:span></text:p>
      <text:p text:style-name="P1"><text:span text:style-name="T3">As propriedades de dados associam uma determinada propriedade a um conceito, por exemplo, é possível definir que o conceito “Pessoa” possui a propriedade “tem nome”, para isso criámos um mapeamento entre um conceito, uma propriedade de dados e um tipo de dados que determina o tipo de dados da propriedade.</text:span></text:p>
      <text:p text:style-name="P1"><text:span text:style-name="T3">Surgem assim, dois novos elementos na nossa gramática. </text:span></text:p>
      <text:list xml:id="list827465623" text:style-name="L3">
        <text:list-item>
          <text:p text:style-name="P4"><text:span text:style-name="T2">Propriedades de dados:</text:span></text:p>
        </text:list-item>
      </text:list>
      <text:p text:style-name="P1"><text:span text:style-name="T3"><text:tab/>propriedadesDados</text:span></text:p>
      <text:p text:style-name="P1"><text:span text:style-name="T3"><text:tab/><text:tab/>:<text:tab/>propriedadeDados (';' propriedadeDados)*</text:span></text:p>
      <text:p text:style-name="P1"><text:span text:style-name="T3"><text:tab/><text:tab/>;</text:span></text:p>
      <text:p text:style-name="P1"><text:span text:style-name="T3"><text:tab/>É possível definir mais que uma propriedade de dados, utilizando um ';' para separar cada <text:tab/>definição.</text:span></text:p>
      <text:p text:style-name="P1"><text:span text:style-name="T3"><text:tab/></text:span></text:p>
      <text:p text:style-name="P1"><text:span text:style-name="T3"><text:tab/>propriedadeDados</text:span></text:p>
      <text:p text:style-name="P1"><text:span text:style-name="T3"><text:tab/><text:tab/>:<text:tab/>PROPRIEDADEDADOS '(' STRING ')'</text:span></text:p>
      <text:p text:style-name="P1"><text:span text:style-name="T3"><text:tab/><text:tab/>;</text:span></text:p>
      <text:p text:style-name="P1"><text:span text:style-name="T3"><text:tab/>Uma propriedade de dados é definida utilizando a palavra reservada 'propriedadeDados' seguida <text:tab/>do propriedade entre parênteses.</text:span></text:p>
      <text:p text:style-name="P1"><text:span text:style-name="T3"/></text:p>
      <text:list xml:id="list422895249" text:style-name="L4">
        <text:list-item>
          <text:p text:style-name="P5"><text:span text:style-name="T2">Mapeamento entre <text:s/>um conceito, uma propriedade de dados e um tipo de dados:</text:span></text:p>
        </text:list-item>
      </text:list>
      <text:p text:style-name="P1"><text:span text:style-name="T3"><text:tab/>mapasConceitoPropDados<text:tab/></text:span></text:p>
      <text:p text:style-name="P1"><text:span text:style-name="T3"><text:tab/><text:tab/>:<text:tab/>mapaConceitoPropDados (';' mapaConceitoPropDados )*</text:span></text:p>
      <text:p text:style-name="P1"><text:span text:style-name="T3"><text:tab/><text:tab/>;</text:span></text:p>
      <text:p text:style-name="P1"><text:span text:style-name="T3"><text:tab/>É possível definir mais que um mapeamento, utilizando um ';' para separar cada definição.</text:span></text:p>
      <text:p text:style-name="P1"><text:span text:style-name="T3"/></text:p>
      <text:p text:style-name="P1"><text:span text:style-name="T3"><text:tab/>mapaConceitoPropDados<text:tab/></text:span></text:p>
      <text:p text:style-name="P1"><text:span text:style-name="T3"><text:tab/><text:tab/>:<text:tab/>MAPACONCEITOPROPDADOS '('ID ',' <text:s/>STRING ',' STRING ',' tipo ')'</text:span></text:p>
      <text:p text:style-name="P1"><text:soft-page-break/><text:span text:style-name="T3"><text:tab/><text:tab/>;</text:span></text:p>
      <text:p text:style-name="P1"><text:span text:style-name="T3"><text:tab/>Um mapeamento é definido utilizando a palavra reservada 'mapaConceitoPropDados' seguida <text:tab/>de um identificador do mapeamento, dois conceitos e o tipo de dados da propriedade entre <text:tab/>parênteses.</text:span></text:p>
      <text:p text:style-name="P1"><text:span text:style-name="T3"/></text:p>
      <text:p text:style-name="P1"><text:span text:style-name="T3"><text:tab/>tipo</text:span></text:p>
      <text:p text:style-name="P1"><text:span text:style-name="T3"><text:tab/><text:tab/>:<text:tab/>'STRING'</text:span></text:p>
      <text:p text:style-name="P1"><text:span text:style-name="T3"><text:tab/><text:tab/>|<text:tab/>'INT'</text:span></text:p>
      <text:p text:style-name="P1"><text:span text:style-name="T3"><text:tab/><text:tab/>|<text:tab/>ID</text:span></text:p>
      <text:p text:style-name="P1"><text:span text:style-name="T3"><text:tab/><text:tab/>;</text:span></text:p>
      <text:p text:style-name="P1"><text:span text:style-name="T3"><text:tab/>O tipo tomar os valores STRING, INT e pode ser também um identificador.</text:span></text:p>
      <text:p text:style-name="P1"><text:span text:style-name="T3"/></text:p>
      <text:p text:style-name="P1"><text:span text:style-name="T3">As propriedades de conceito definem um novo tipo de relacionamento entre dois conceitos, expandindo o tipo de relacionamento que nos era permitido. Desta forma, deixamos de ter apenas relacionamentos do tipo “é um” e passamos a ter, por exemplo, o relacionamento “nasceu em”, que relaciona o conceito “emigrante” com o conceito “local” e dá-nos a saber que determinado emigrante nasceu em determinado local. Para isto ser possível, criámos um mapeamento entre um conceito, uma propriedade de conceito e um segundo conceito.</text:span></text:p>
      <text:p text:style-name="P1"><text:span text:style-name="T3">Com isto, adicionámos mais dois elementos na nossa gramática:</text:span></text:p>
      <text:list xml:id="list141239972" text:style-name="L5">
        <text:list-item>
          <text:p text:style-name="P6"><text:span text:style-name="T2">Propriedades de conceito:</text:span></text:p>
        </text:list-item>
      </text:list>
      <text:p text:style-name="P1"><text:span text:style-name="T3"><text:tab/>propriedadesConceito</text:span></text:p>
      <text:p text:style-name="P1"><text:span text:style-name="T3"><text:tab/><text:tab/>:<text:tab/>propriedadeConceito (';' propriedadeConceito)*</text:span></text:p>
      <text:p text:style-name="P1"><text:span text:style-name="T3"><text:tab/><text:tab/>;</text:span></text:p>
      <text:p text:style-name="P1"><text:span text:style-name="T3"><text:tab/>É possível definir mais que uma propriedade de conceito, utilizando um ';' para separar cada <text:tab/>definição.</text:span></text:p>
      <text:p text:style-name="P1"><text:span text:style-name="T3"/></text:p>
      <text:p text:style-name="P1"><text:span text:style-name="T3"><text:tab/>propriedadeConceito</text:span></text:p>
      <text:p text:style-name="P1"><text:span text:style-name="T3"><text:tab/><text:tab/>:<text:tab/>PROPRIEDADECONCEITO '(' STRING ')'</text:span></text:p>
      <text:p text:style-name="P1"><text:span text:style-name="T3"><text:tab/><text:tab/>;</text:span></text:p>
      <text:p text:style-name="P1"><text:span text:style-name="T3"><text:tab/>Uma propriedade de conceito é definida utilizando a palavra reservada 'propriedadeConceito' <text:tab/>seguida da propriedade entre parênteses.</text:span></text:p>
      <text:p text:style-name="P1"><text:span text:style-name="T3"/></text:p>
      <text:list xml:id="list1669183508" text:style-name="L6">
        <text:list-item>
          <text:p text:style-name="P7"><text:span text:style-name="T2">Mapeamento entre Conceito e Propriedade de Conceito:</text:span></text:p>
        </text:list-item>
      </text:list>
      <text:p text:style-name="P1"><text:span text:style-name="T3"><text:tab/>mapasConceitoPropConceito<text:tab/></text:span></text:p>
      <text:p text:style-name="P1"><text:span text:style-name="T3"><text:tab/><text:tab/>:<text:tab/>mapaConceitoPropConceito (';' mapaConceitoPropConceito )*</text:span></text:p>
      <text:p text:style-name="P1"><text:span text:style-name="T3"><text:tab/><text:tab/>;</text:span></text:p>
      <text:p text:style-name="P1"><text:span text:style-name="T3"><text:tab/>É possível definir mais que um mapeamento, utilizando um ';' para separar cada definição.</text:span></text:p>
      <text:p text:style-name="P1"><text:soft-page-break/><text:span text:style-name="T3"/></text:p>
      <text:p text:style-name="P1"><text:span text:style-name="T3"><text:tab/>mapaConceitoPropConceito<text:tab/></text:span></text:p>
      <text:p text:style-name="P1"><text:span text:style-name="T3"><text:tab/><text:tab/>:<text:tab/>MAPACONCEITOPROPCONCEITO '('ID ',' <text:s/>STRING ',' STRING ',' STRING <text:tab/>')'</text:span></text:p>
      <text:p text:style-name="P1"><text:span text:style-name="T3"><text:tab/><text:tab/>;</text:span></text:p>
      <text:p text:style-name="P1"><text:span text:style-name="T3"><text:tab/>Um mapeamento é definido utilizando a palavra reservada 'mapaConceitoPropConceito' seguida <text:tab/>de um identificador do mapeamento, um conceito, a propriedade de conceito e outro conceito <text:tab/>entre parênteses.</text:span></text:p>
      <text:p text:style-name="P1"><text:span text:style-name="T3"/></text:p>
      <text:p text:style-name="P1"><text:span text:style-name="T3">Os elementos enunciados anteriormente não tem realmente valor semântico associado, por exemplo, sabemos que um conceito “Emigrante “ está relacionado com um conceito “Local” através de uma propriedade “nasceu em”, mas de facto, não sabemos quem é o emigrante, nem o o local onde este terá nascido. Também sabemos que um conceito “Emigrante” está relacionado com uma propriedade de dados “tem nome”, no entanto, não se sabe que valor esta propriedade toma. </text:span></text:p>
      <text:p text:style-name="P1"><text:span text:style-name="T3">Para colmatar estas falhas, surgiu a necessidade de se criarem instâncias, que tal como o nome indicam representam instâncias de conceitos, sobre as quais se podem utilizar as propriedades para relacioná-las entre si. Por exemplo, uma instância do conceito “Emigrante” chamada António e uma propriedade de conceito “nasceu em” podem ser utilizadas para relacionar a instância António com a instância Fafe que é uma instância do conceito “Local”. Da mesma forma, é possível relacionar a instância António com a propriedade de dados “tem nome” e o valor da propriedade “António José”.</text:span></text:p>
      <text:p text:style-name="P1"><text:span text:style-name="T3">Para finalizar, adicionámos à gramática três novos elementos para suportar o que foi introduzido acima:</text:span></text:p>
      <text:list xml:id="list59977541" text:style-name="L7">
        <text:list-item>
          <text:p text:style-name="P8"><text:span text:style-name="T1">Instâncias:</text:span></text:p>
        </text:list-item>
      </text:list>
      <text:p text:style-name="P1"><text:span text:style-name="T3"><text:tab/>instancias</text:span></text:p>
      <text:p text:style-name="P1"><text:span text:style-name="T3"><text:tab/><text:tab/>:<text:tab/>instancia (';' instancia)*</text:span></text:p>
      <text:p text:style-name="P1"><text:span text:style-name="T3"><text:tab/><text:tab/>;</text:span></text:p>
      <text:p text:style-name="P1"><text:span text:style-name="T3"><text:tab/>É possível definir mais que uma instância, utilizando um ';' para separar cada definição.</text:span></text:p>
      <text:p text:style-name="P1"><text:span text:style-name="T3"/></text:p>
      <text:p text:style-name="P1"><text:span text:style-name="T3"><text:tab/>instancia</text:span></text:p>
      <text:p text:style-name="P1"><text:span text:style-name="T3"><text:tab/><text:tab/>:<text:tab/>INSTANCIA '(' ID ',' STRING')'</text:span></text:p>
      <text:p text:style-name="P1"><text:span text:style-name="T3"><text:tab/><text:tab/>;</text:span></text:p>
      <text:p text:style-name="P1"><text:span text:style-name="T3"><text:tab/>Uma instância é definida utilizando a palavra reservada 'instancia' seguida de um identificador e um conceito entre parênteses.</text:span></text:p>
      <text:p text:style-name="P1"><text:span text:style-name="T3"/></text:p>
      <text:list xml:id="list1935374620" text:style-name="L8">
        <text:list-item>
          <text:p text:style-name="P9"><text:span text:style-name="T2">Mapeamento entre Instância e Propriedade de dados:</text:span></text:p>
        </text:list-item>
      </text:list>
      <text:p text:style-name="P1"><text:span text:style-name="T3"><text:tab/>mapasInstanciaPropDados<text:tab/></text:span></text:p>
      <text:p text:style-name="P1"><text:span text:style-name="T3"><text:tab/><text:tab/>:<text:tab/>mapaInstanciaPropDados (';' mapaInstanciaPropDados )*</text:span></text:p>
      <text:p text:style-name="P1"><text:span text:style-name="T3"><text:tab/><text:tab/>;</text:span></text:p>
      <text:p text:style-name="P1"><text:span text:style-name="T3"><text:tab/>É possível definir mais que um mapeamento, utilizando um ';' para separar cada definição.</text:span></text:p>
      <text:p text:style-name="P1"><text:soft-page-break/><text:span text:style-name="T3"/></text:p>
      <text:p text:style-name="P1"><text:span text:style-name="T3"><text:tab/>mapaInstanciaPropDados<text:tab/></text:span></text:p>
      <text:p text:style-name="P1"><text:span text:style-name="T3"><text:tab/><text:tab/>:<text:tab/>MAPAINSTANCIAPROPDADOS '('ID ',' <text:s/>ID ',' STRING ')'</text:span></text:p>
      <text:p text:style-name="P1"><text:span text:style-name="T3"><text:tab/><text:tab/>;</text:span></text:p>
      <text:p text:style-name="P1"><text:span text:style-name="T3"><text:tab/>Um mapeamento é definido utilizando a palavra reservada 'mapaInstanciaPropDados' seguida de uma instância, um mapeamento entre um conceito e uma propriedade de dados e o valor da propriedade entre parênteses.</text:span></text:p>
      <text:p text:style-name="P1"><text:span text:style-name="T3"/></text:p>
      <text:list xml:id="list1725653239" text:style-name="L9">
        <text:list-item>
          <text:p text:style-name="P10"><text:span text:style-name="T2">Mapeamento entre Instância e Propriedade de conceito:</text:span></text:p>
        </text:list-item>
      </text:list>
      <text:p text:style-name="P1"><text:span text:style-name="T3"><text:tab/>mapasInstanciaPropConceito<text:tab/></text:span></text:p>
      <text:p text:style-name="P1"><text:span text:style-name="T3"><text:tab/><text:tab/>:<text:tab/>mapaInstanciaPropConceito (';' mapaInstanciaPropConceito )*</text:span></text:p>
      <text:p text:style-name="P1"><text:span text:style-name="T3"><text:tab/><text:tab/>;</text:span></text:p>
      <text:p text:style-name="P1"><text:span text:style-name="T3"><text:tab/>É possível definir mais que um mapeamento, utilizando um ';' para separar cada definição.</text:span></text:p>
      <text:p text:style-name="P1"><text:span text:style-name="T3"/></text:p>
      <text:p text:style-name="P1"><text:span text:style-name="T3"><text:tab/>mapaInstanciaPropConceito<text:tab/></text:span></text:p>
      <text:p text:style-name="P1"><text:span text:style-name="T3"><text:tab/><text:tab/>:<text:tab/>MAPAINSTANCIAPROPCONCEITO '('ID ',' <text:s/>ID ',' ID ')'</text:span></text:p>
      <text:p text:style-name="P1"><text:span text:style-name="T3"><text:tab/><text:tab/>;</text:span></text:p>
      <text:p text:style-name="P1"><text:span text:style-name="T3"><text:tab/>Um mapeamento é definido utilizando a palavra reservada 'mapaInstanciaPropConceito' seguida de uma instância, um mapeamento entre um conceito e uma propriedade de conceito e outra instância entre parênteses.</text:span></text:p>
      <text:p text:style-name="P1"><text:span text:style-name="T3"/></text:p>
      <text:p text:style-name="P1"><text:span text:style-name="T3">Após criada a gramática, o próximo passo seria validar o texto de input. Mas como fazê-lo? Existem várias abordagens, uma delas e a que iremos utilizar neste trabalho é geração de uma representação intermédia para que sobre ela se possam efetuar as validações requeridas. Na secção seguinte, iremos falar desta abordagem e a nossa implementação da mesma.</text:span></text:p>
      <text:p text:style-name="P1"><text:span text:style-name="T3"/></text:p>
      <text:h text:style-name="Heading_20_2" text:outline-level="2"><text:span text:style-name="T3">AST e Tree Grammar</text:span></text:h>
      <text:p text:style-name="P1"><text:span text:style-name="T3">Uma Representação Intermédia (RI) é uma versão independente de qualquer linguagem ou máquina do código original. A utilização de uma RI traz algumas vantagens tais como o aumento do nível de abstração e uma separação mais limpa entre o produto inicial e o final.</text:span></text:p>
      <text:p text:style-name="P1"><text:span text:style-name="T3">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tal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span></text:p>
      <text:p text:style-name="P1"><text:span text:style-name="T3"/></text:p>
      <text:p text:style-name="P1"><text:soft-page-break/><text:span text:style-name="T3">Por isso, o próximo passo será criar a AST., para isso é necessário criar regras de reescrita sobre a gramática criada, um mecanismo que o ANTLR oferece. Enquanto que uma gramática de parsing especifica como reconhecer input, as regras de reescrita são gramáticas geradoras, ou seja, especificam como gerar output.</text:span></text:p>
      <text:p text:style-name="P1"><text:span text:style-name="T3"/></text:p>
      <text:p text:style-name="P1"><text:span text:style-name="T3"/></text:p>
      <text:p text:style-name="Text_20_body"><text:span text:style-name="T2">TODO ver </text:span><text:a xlink:type="simple" xlink:href="http://www.antlr.org/article/1100569809276/use.tree.grammars.tml"><text:span text:style-name="T3">http://www.antlr.org/article/1100569809276/use.tree.grammars.tml</text:span></text:a></text:p>
      <text:p text:style-name="Text_20_body"><text:span text:style-name="T2">e tambem </text:span><text:a xlink:type="simple" xlink:href="http://www.antlr.org/wiki/display/ANTLR3/Interfacing+AST+with+Java">http://www.antlr.org/wiki/display/ANTLR3/Interfacing+AST+with+Java</text:a></text:p>
      <text:p text:style-name="Text_20_body"><text:span text:style-name="T2"/></text:p>
      <text:p text:style-name="Text_20_body"><text:a xlink:type="simple" xlink:href="http://www.antlr.org/wiki/display/ANTLR3/Tree+construction"><text:span text:style-name="T2">http://www.antlr.org/wiki/display/ANTLR3/Tree+constructio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00:19:16</meta:creation-date>
    <dc:date>2012-07-05T04:00:02</dc:date>
    <dc:creator>Bruno Azevedo</dc:creator>
    <meta:editing-duration>PT3H40M47S</meta:editing-duration>
    <meta:editing-cycles>293</meta:editing-cycles>
    <meta:generator>LibreOffice/3.3$Linux LibreOffice_project/330m19$Build-401</meta:generator>
    <meta:document-statistic meta:table-count="0" meta:image-count="0" meta:object-count="0" meta:page-count="6" meta:paragraph-count="110" meta:word-count="1360" meta:character-count="9405"/>
  </office:meta>
</office:document-meta>
</file>